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font-size="18pt" style:font-size-asian="18pt" style:font-size-complex="18pt"/>
    </style:style>
    <style:style style:name="P3" style:family="paragraph" style:parent-style-name="Standard" style:master-page-name="Standard">
      <style:paragraph-properties fo:margin-left="0cm" fo:margin-right="0cm" fo:line-height="150%" fo:text-indent="0cm" style:auto-text-indent="false" style:page-number="auto"/>
    </style:style>
    <style:style style:name="P4" style:family="paragraph" style:parent-style-name="Standard" style:list-style-name="WWNum7">
      <style:paragraph-properties fo:margin-left="1.27cm" fo:margin-right="0cm" fo:line-height="150%" fo:text-indent="-0.635cm" style:auto-text-indent="false"/>
    </style:style>
    <style:style style:name="P5" style:family="paragraph" style:parent-style-name="Standard" style:list-style-name="WWNum8">
      <style:paragraph-properties fo:margin-left="1.27cm" fo:margin-right="0cm" fo:line-height="150%" fo:text-indent="-0.635cm" style:auto-text-indent="false"/>
    </style:style>
    <style:style style:name="P6" style:family="paragraph" style:parent-style-name="Standard" style:list-style-name="WWNum1">
      <style:paragraph-properties fo:margin-left="1.27cm" fo:margin-right="0cm" fo:line-height="150%" fo:text-indent="-0.635cm" style:auto-text-indent="false"/>
    </style:style>
    <style:style style:name="P7" style:family="paragraph" style:parent-style-name="Standard" style:list-style-name="WWNum6">
      <style:paragraph-properties fo:margin-left="1.27cm" fo:margin-right="0cm" fo:line-height="150%" fo:text-indent="-0.635cm" style:auto-text-indent="false"/>
    </style:style>
    <style:style style:name="P8" style:family="paragraph" style:parent-style-name="Standard" style:list-style-name="WWNum4">
      <style:paragraph-properties fo:margin-left="1.27cm" fo:margin-right="0cm" fo:line-height="150%" fo:text-indent="-0.635cm" style:auto-text-indent="false"/>
    </style:style>
    <style:style style:name="P9" style:family="paragraph" style:parent-style-name="Standard" style:list-style-name="WWNum5">
      <style:paragraph-properties fo:margin-left="1.27cm" fo:margin-right="0cm" fo:line-height="150%" fo:text-indent="-0.635cm" style:auto-text-indent="false"/>
    </style:style>
    <style:style style:name="P10" style:family="paragraph" style:parent-style-name="Standard" style:list-style-name="WWNum3">
      <style:paragraph-properties fo:margin-left="1.27cm" fo:margin-right="0cm" fo:line-height="150%" fo:text-indent="-0.635cm" style:auto-text-indent="false"/>
    </style:style>
    <style:style style:name="P11" style:family="paragraph" style:parent-style-name="Standard" style:list-style-name="WWNum2">
      <style:paragraph-properties fo:margin-left="1.27cm" fo:margin-right="0cm" fo:line-height="150%" fo:text-indent="-0.635cm" style:auto-text-indent="false"/>
    </style:style>
    <style:style style:name="P12" style:family="paragraph" style:parent-style-name="Standard">
      <style:paragraph-properties fo:margin-left="1.27cm" fo:margin-right="0cm" fo:line-height="150%" fo:text-indent="0cm" style:auto-text-indent="false"/>
    </style:style>
    <style:style style:name="P13" style:family="paragraph" style:parent-style-name="Standard">
      <style:paragraph-properties fo:margin-left="1.27cm" fo:margin-right="0cm" fo:line-height="150%" fo:text-indent="0cm" style:auto-text-indent="false"/>
      <style:text-properties fo:font-size="18pt" style:font-size-asian="18pt" style:font-size-complex="18pt"/>
    </style:style>
    <style:style style:name="P14" style:family="paragraph" style:parent-style-name="Standard">
      <style:paragraph-properties fo:margin-left="0cm" fo:margin-right="0cm" fo:line-height="150%" fo:text-indent="1.27cm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text-underline-style="none" style:font-size-asian="18pt" style:font-size-complex="18pt"/>
    </style:style>
    <style:style style:name="T3" style:family="text">
      <style:text-properties fo:font-variant="normal" fo:text-transform="none" fo:font-size="18pt" fo:letter-spacing="normal" style:font-size-asian="18pt" style:font-size-complex="18pt"/>
    </style:style>
    <style:style style:name="T4" style:family="text">
      <style:text-properties fo:font-variant="normal" fo:text-transform="none" fo:font-size="18pt" fo:letter-spacing="normal" fo:font-style="normal" fo:font-weight="normal" style:font-size-asian="18pt" style:font-size-complex="18pt"/>
    </style:style>
    <style:style style:name="T5" style:family="text">
      <style:text-properties fo:font-variant="normal" fo:text-transform="none" fo:font-size="18pt" fo:letter-spacing="normal" fo:language="en" fo:country="GB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QL EXERCISES</text:span></text:p>
      <text:p text:style-name="P1"><text:span text:style-name="T1">EXERCICE 1</text:span></text:p>
      <text:p text:style-name="P1"><text:span text:style-name="T1">Part 1 :</text:span></text:p>
      <text:list xml:id="list5302718722652580707" text:style-name="WWNum7">
        <text:list-item>
          <text:p text:style-name="P4"><text:span text:style-name="T1">Get all the information from each books</text:span></text:p>
        </text:list-item>
      </text:list>
      <text:p text:style-name="P12"><text:span text:style-name="T1">SELECT * FROM books</text:span></text:p>
      <text:p text:style-name="P13"/>
      <text:list xml:id="list42775592" text:continue-numbering="true" text:style-name="WWNum7">
        <text:list-item>
          <text:p text:style-name="P4"><text:span text:style-name="T1">Get the title of each book</text:span></text:p>
        </text:list-item>
      </text:list>
      <text:p text:style-name="P12"><text:span text:style-name="T1">SELECT title FROM books</text:span></text:p>
      <text:p text:style-name="P13"/>
      <text:list xml:id="list1874291736232649360" text:style-name="WWNum8">
        <text:list-item>
          <text:p text:style-name="P5"><text:span text:style-name="T1">Get the title and publication date of each book</text:span></text:p>
        </text:list-item>
      </text:list>
      <text:p text:style-name="P12"><text:span text:style-name="T1">SELECT title, publication_date FROM books</text:span></text:p>
      <text:p text:style-name="P13"/>
      <text:p text:style-name="P1"><text:span text:style-name="T1">Part 2 :</text:span></text:p>
      <text:list xml:id="list42790198" text:continue-list="list42775592" text:style-name="WWNum7">
        <text:list-item>
          <text:p text:style-name="P4"><text:span text:style-name="T1">Retrieve the title of each book, sorted alphabetically</text:span></text:p>
        </text:list-item>
      </text:list>
      <text:p text:style-name="P12"><text:span text:style-name="T1">SELECT title FROM books ORDER BY <text:s/>title asc</text:span></text:p>
      <text:list xml:id="list7137442592299200569" text:style-name="WWNum1">
        <text:list-item>
          <text:p text:style-name="P6"><text:span text:style-name="T1">List all authors in alphabetical order and without duplicate</text:span></text:p>
        </text:list-item>
      </text:list>
      <text:p text:style-name="P12"><text:span text:style-name="T1">SELECT Distinct name FROM authors ORDER BY name asc</text:span></text:p>
      <text:p text:style-name="P13"/>
      <text:p text:style-name="P1"><text:span text:style-name="T1">Part 3:</text:span></text:p>
      <text:list xml:id="list42795037" text:continue-list="list42790198" text:style-name="WWNum7">
        <text:list-item>
          <text:p text:style-name="P4"><text:span text:style-name="T1">Recover the book with id 5</text:span></text:p>
        </text:list-item>
      </text:list>
      <text:p text:style-name="P12"><text:soft-page-break/><text:span text:style-name="T1">SELECT * FROM books WHERE id= 5</text:span></text:p>
      <text:p text:style-name="P2"/>
      <text:list xml:id="list6256225664958193817" text:style-name="WWNum6">
        <text:list-item>
          <text:p text:style-name="P7"><text:span text:style-name="T1">Find books released between 2000 and 2010</text:span></text:p>
        </text:list-item>
      </text:list>
      <text:p text:style-name="P12"><text:span text:style-name="T1">SELECT * FROM books WHERE publication_date BETWEEN "2000-01-01" AND "2010-12-31";</text:span></text:p>
      <text:p text:style-name="P13"/>
      <text:list xml:id="list42781349" text:continue-list="list42795037" text:style-name="WWNum7">
        <text:list-item>
          <text:p text:style-name="P4"><text:span text:style-name="T1">Find books that did not come out between '2000' and '2010'</text:span></text:p>
        </text:list-item>
      </text:list>
      <text:p text:style-name="P12"><text:span text:style-name="T1">SELECT * FROM books WHERE publication_date NOT BETWEEN "2000-01-01" AND "2010-12-31";</text:span></text:p>
      <text:p text:style-name="P1"><text:span text:style-name="T1">Part 4:</text:span></text:p>
      <text:list xml:id="list42789123" text:continue-numbering="true" text:style-name="WWNum7">
        <text:list-item>
          <text:p text:style-name="P4"><text:span text:style-name="T1">Recover all books starting with "Lord of the ring"</text:span></text:p>
        </text:list-item>
      </text:list>
      <text:p text:style-name="P12"><text:span text:style-name="T1">SELECT * FROM books WHERE title LIKE 'Lord of the ring%';</text:span></text:p>
      <text:p text:style-name="P13"/>
      <text:list xml:id="list1215509176407515068" text:style-name="WWNum4">
        <text:list-item>
          <text:p text:style-name="P8"><text:span text:style-name="T1">Get all the books from the author "Tolkien" (you have to know the author id)</text:span></text:p>
        </text:list-item>
      </text:list>
      <text:p text:style-name="P12"><text:span text:style-name="T1">SELECT * FROM books WHERE author_id = 2</text:span></text:p>
      <text:p text:style-name="P13"/>
      <text:list xml:id="list42777848" text:continue-list="list42789123" text:style-name="WWNum7">
        <text:list-item>
          <text:p text:style-name="P4"><text:span text:style-name="T1">Get all the author's books that are not "Tolkien"</text:span></text:p>
        </text:list-item>
      </text:list>
      <text:p text:style-name="P12"><text:span text:style-name="T1">SELECT * FROM books WHERE author_id != 2</text:span></text:p>
      <text:p text:style-name="P2"/>
      <text:p text:style-name="P2"><text:soft-page-break/></text:p>
      <text:p text:style-name="P1"><text:span text:style-name="T1">Part 5:</text:span></text:p>
      <text:list xml:id="list42793246" text:continue-numbering="true" text:style-name="WWNum7">
        <text:list-item>
          <text:p text:style-name="P4"><text:span text:style-name="T1">Recover all books from newest to oldest</text:span></text:p>
        </text:list-item>
      </text:list>
      <text:p text:style-name="P14"><text:span text:style-name="T1">SELECT * FROM books ORDER BY publication_date DESC</text:span></text:p>
      <text:p text:style-name="P13"/>
      <text:list xml:id="list2793328194719502865" text:style-name="WWNum5">
        <text:list-item>
          <text:p text:style-name="P9"><text:span text:style-name="T1">Count the number of books by each author</text:span></text:p>
        </text:list-item>
      </text:list>
      <text:p text:style-name="P12"><text:span text:style-name="T1">SELECT author_id, COUNT(*) FROM books GROUP BY author_id</text:span></text:p>
      <text:p text:style-name="P13"/>
      <text:p text:style-name="P1"><text:span text:style-name="T1">Part 6<text:tab/></text:span></text:p>
      <text:list xml:id="list42798361" text:continue-list="list42793246" text:style-name="WWNum7">
        <text:list-item>
          <text:p text:style-name="P4"><text:span text:style-name="T1">List only the first 5 books</text:span></text:p>
        </text:list-item>
      </text:list>
      <text:p text:style-name="P12"><text:span text:style-name="T1">SELECT * FROM books ORDER BY publication_date LIMIT 5;</text:span></text:p>
      <text:p text:style-name="P13"/>
      <text:list xml:id="list42788500" text:continue-numbering="true" text:style-name="WWNum7">
        <text:list-item>
          <text:p text:style-name="P4"><text:span text:style-name="T1">List the last 4 books (from newest to oldest)</text:span></text:p>
        </text:list-item>
      </text:list>
      <text:p text:style-name="P12"><text:span text:style-name="T1">SELECT * FROM books ORDER BY publication_date DESC LIMIT 4;</text:span></text:p>
      <text:p text:style-name="P13"/>
      <text:p text:style-name="P1"><text:span text:style-name="T1">Part 7:</text:span></text:p>
      <text:list xml:id="list42798547" text:continue-numbering="true" text:style-name="WWNum7">
        <text:list-item>
          <text:p text:style-name="P4"><text:span text:style-name="T1">Get the sum of all the book's price (total amount of all books)</text:span></text:p>
        </text:list-item>
      </text:list>
      <text:p text:style-name="P12"><text:soft-page-break/><text:span text:style-name="T1">SELECT SUM(price) AS total FROM books</text:span></text:p>
      <text:list xml:id="list5404482946224947574" text:style-name="WWNum3">
        <text:list-item>
          <text:p text:style-name="P10"><text:span text:style-name="T1">Get the sum of books price PER author_id. </text:span></text:p>
        </text:list-item>
      </text:list>
      <text:p text:style-name="P12"><text:span text:style-name="T1">SELECT author_id, SUM(price) AS total FROM books GROUP BY author_id</text:span></text:p>
      <text:p text:style-name="P13"/>
      <text:p text:style-name="P1"><text:span text:style-name="T1">Part 8:</text:span></text:p>
      <text:list xml:id="list42787140" text:continue-list="list42798547" text:style-name="WWNum7">
        <text:list-item>
          <text:p text:style-name="P4"><text:span text:style-name="T1">Update all books with author_id = 2. Those books all cost now 10.</text:span></text:p>
        </text:list-item>
      </text:list>
      <text:p text:style-name="P12"><text:span text:style-name="T1">UPDATE books SET price = 10 WHERE author_id = 2</text:span></text:p>
      <text:p text:style-name="P2"/>
      <text:list xml:id="list8420965050805998686" text:style-name="WWNum2">
        <text:list-item>
          <text:p text:style-name="P11"><text:span text:style-name="T1">Update all books with author_id = 5. Those books all cost now 5 more euro than previous price.</text:span></text:p>
        </text:list-item>
      </text:list>
      <text:p text:style-name="P12"><text:span text:style-name="T1">UPDATE books SET price = price + 5 WHERE author_id = 5</text:span></text:p>
      <text:p text:style-name="P2"/>
      <text:p text:style-name="P1"><text:span text:style-name="T1">EXERCICE 2</text:span></text:p>
      <text:p text:style-name="P1"><text:span text:style-name="T1">Now, there is a 'novels' table that has the same fields as the 'books' table.</text:span></text:p>
      <text:p text:style-name="P2"/>
      <text:p text:style-name="P2"/>
      <text:p text:style-name="P2"/>
      <text:p text:style-name="P1"><text:soft-page-break/><text:span text:style-name="T1"><text:tab/>- Retrieve all novels and all books in one query.</text:span></text:p>
      <text:p text:style-name="P1"><text:span text:style-name="T1">SELECT * FROM books UNION SELECT * FROM novels;</text:span></text:p>
      <text:p text:style-name="P2"/>
      <text:p text:style-name="P1"><text:span text:style-name="T1"><text:tab/>- Collect all novels and all books from/since 2018</text:span></text:p>
      <text:p text:style-name="P1"><text:span text:style-name="T1">SELECT * FROM books WHERE publication_date &gt;= '2018-01-01' UNION SELECT * FROM novels WHERE publication_date &gt;= '2018-01-01';</text:span></text:p>
      <text:p text:style-name="P2"/>
      <text:p text:style-name="P1"><text:span text:style-name="T1"><text:tab/>- Get the total price per author (books and novels combined).</text:span></text:p>
      <text:p text:style-name="P1"><text:span text:style-name="T1">SELECT table1.author_id, SUM(table1.price) FROM (SELECT author_id, price FROM books UNION ALL SELECT author_id, price FROM novels) table GROUP BY table1.author_id</text:span></text:p>
      <text:p text:style-name="P2"/>
      <text:p text:style-name="P2"/>
      <text:p text:style-name="P1"><text:span text:style-name="T1"><text:tab/>- Get the total price for all books AND all novels (books and novels seperated).</text:span></text:p>
      <text:p text:style-name="P1"><text:span text:style-name="T1">SELECT 'books' as Origin, SUM(price) as Total FROM books UNION SELECT 'novels' as Origin, SUM(price) as Total FROM novels</text:span></text:p>
      <text:p text:style-name="P1"><text:soft-page-break/><text:span text:style-name="T1">SQL JOIN</text:span></text:p>
      <text:p text:style-name="P1"><text:span text:style-name="T1">EXERCICE 1</text:span></text:p>
      <text:p text:style-name="P1"><text:span text:style-name="T1">Part 1:</text:span></text:p>
      <text:p text:style-name="P1"><text:span text:style-name="T1"><text:tab/>- For each book, Retrieve its title and the name of the author</text:span></text:p>
      <text:p text:style-name="P1"><text:span text:style-name="T1">SELECT title, name FROM books <text:s/>INNER JOIN authors ON books.author_id = authors.id</text:span></text:p>
      <text:p text:style-name="P2"/>
      <text:p text:style-name="P1"><text:span text:style-name="T1"><text:tab/>- Get the title of each book and the name of the author, sorted alphabetically on the title <text:tab/>of the book.</text:span></text:p>
      <text:p text:style-name="P1"><text:span text:style-name="T1">SELECT title, name FROM books INNER JOIN authors ON books.author_id = authors.id ORDER BY title</text:span></text:p>
      <text:p text:style-name="P2"/>
      <text:p text:style-name="P1"><text:span text:style-name="T1"><text:tab/>- Same but sorted on the author's name.</text:span></text:p>
      <text:p text:style-name="P1"><text:span text:style-name="T1">SELECT title, name FROM books INNER JOIN authors ON books.author_id = authors.id ORDER BY name</text:span></text:p>
      <text:p text:style-name="P2"/>
      <text:p text:style-name="P1"><text:span text:style-name="T1"><text:tab/>- For each book, get all the information about it and the name of the author</text:span></text:p>
      <text:p text:style-name="P1"><text:span text:style-name="T1"><text:tab/>SELECT books.*, authors.name FROM books INNER JOIN authors ON books.author_id = authors.id</text:span></text:p>
      <text:p text:style-name="P2"/>
      <text:p text:style-name="P1"><text:soft-page-break/><text:span text:style-name="T1">Part 2:</text:span></text:p>
      <text:p text:style-name="P1"><text:span text:style-name="T1"><text:tab/>- Retrieve the category and the name of the song for each song, but we still want to see all <text:tab/>the categories, even if they don't have one or more matching songs.</text:span></text:p>
      <text:p text:style-name="P1"><text:span text:style-name="T1">SELECT type, title FROM categories LEFT JOIN songs ON categories.id = songs.categ_id</text:span></text:p>
      <text:p text:style-name="P2"/>
      <text:p text:style-name="P1"><text:span text:style-name="T1"><text:tab/>- Retrieve the name of the artist, the song name and the category for each song.</text:span></text:p>
      <text:p text:style-name="P1"><text:span text:style-name="T1">SELECT name, title, type <text:s/>FROM artists INNER JOIN songs ON artists.id = songs.artist_id INNER <text:tab/>JOIN categories ON songs.categ_id = categories.id</text:span></text:p>
      <text:p text:style-name="P2"/>
      <text:p text:style-name="P1"><text:span text:style-name="T1"><text:tab/>- Retrieve the name of the artist, the song name and the category for each song, but we still want to see all the categories without matched songs.</text:span></text:p>
      <text:p text:style-name="P1"><text:span text:style-name="T1">SELECT name, title, type FROM artists INNER JOIN songs ON artists.id = songs.artist_id RIGHT <text:tab/>JOIN categories ON songs.categ_id = categories.id</text:span></text:p>
      <text:p text:style-name="P2"/>
      <text:p text:style-name="P2"/>
      <text:p text:style-name="P1"><text:soft-page-break/><text:span text:style-name="T1">EXERCICE 2</text:span></text:p>
      <text:p text:style-name="P1"><text:span text:style-name="T1">Part 1 :</text:span></text:p>
      <text:p text:style-name="P1"><text:span text:style-name="T1"><text:tab/>- Retrieve books that are under 50 years old (released less than 50 years ago).</text:span></text:p>
      <text:p text:style-name="P1"><text:span text:style-name="T1">SELECT * FROM books WHERE YEAR(NOW()) - YEAR(publication_date) &lt; 50</text:span></text:p>
      <text:p text:style-name="P2"/>
      <text:p text:style-name="P1"><text:span text:style-name="T1"><text:tab/>- Retrieve all the authors that are Female (gender)</text:span></text:p>
      <text:p text:style-name="P1"><text:span text:style-name="T1">SELECT * FROM authors WHERE gender = "Female"</text:span></text:p>
      <text:p text:style-name="P2"/>
      <text:p text:style-name="P1"><text:span text:style-name="T1">Part 2:</text:span></text:p>
      <text:p text:style-name="P1"><text:span text:style-name="T1"><text:tab/>- Get all the books from the author "JK Rowling"</text:span></text:p>
      <text:p text:style-name="P1"><text:span text:style-name="T1">SELECT title FROM books b INNER JOIN authors a ON b.author_id = a.id WHERE a.name LIKE '%J.K. Rowling%'</text:span></text:p>
      <text:p text:style-name="P2"/>
      <text:p text:style-name="P1"><text:span text:style-name="T1"><text:tab/>- Get all the author's books that are not "JK Rowling"</text:span></text:p>
      <text:p text:style-name="P1"><text:span text:style-name="T1">SELECT title FROM books b INNER JOIN authors a ON b.author_id = a.id WHERE a.name NOT LIKE '%J.K. Rowling%'</text:span></text:p>
      <text:p text:style-name="P2"/>
      <text:p text:style-name="P1"><text:soft-page-break/><text:span text:style-name="T1"><text:tab/>- Retrieve all books whose author has the letter 's' in his name or first name.</text:span></text:p>
      <text:p text:style-name="P1"><text:span text:style-name="T1">SELECT title FROM books b INNER JOIN authors a ON b.author_id = a.id WHERE a.name LIKE '%s%'</text:span></text:p>
      <text:p text:style-name="P2"/>
      <text:p text:style-name="P2"/>
      <text:p text:style-name="P1"><text:span text:style-name="T1">Part 3:</text:span></text:p>
      <text:p text:style-name="P1"><text:span text:style-name="T1"><text:tab/>- Retrieve the cheapest book with author's name</text:span></text:p>
      <text:p text:style-name="P1"><text:span text:style-name="T1">SELECT title, name FROM books b INNER JOIN authors a ON b.author_id = a.id ORDER BY price LIMIT 1;</text:span></text:p>
      <text:p text:style-name="P2"/>
      <text:p text:style-name="P1"><text:span text:style-name="T1"><text:tab/>- Retrieve the most expensive book with author's name</text:span></text:p>
      <text:p text:style-name="P1"><text:span text:style-name="T1">SELECT title, name FROM books b INNER JOIN authors a ON b.author_id = a.idORDER BY price DESC LIMIT 1;</text:span></text:p>
      <text:p text:style-name="P2"/>
      <text:p text:style-name="P2"/>
      <text:p text:style-name="P2"/>
      <text:p text:style-name="P2"/>
      <text:p text:style-name="P1"><text:span text:style-name="T1"><text:tab/>- Retrieve the 3 most expansive books with author's </text:span><text:soft-page-break/><text:span text:style-name="T1">name</text:span></text:p>
      <text:p text:style-name="P1"><text:span text:style-name="T1">SELECT title, name FROM books b INNER JOIN authors a ON b.author_id = a.id ORDER BY price DESC LIMIT 3;</text:span></text:p>
      <text:p text:style-name="P2"/>
      <text:p text:style-name="P1"><text:span text:style-name="T1">Part 4:</text:span></text:p>
      <text:p text:style-name="P1"><text:span text:style-name="T1"><text:tab/>- Get all the books from the youngest to the oldest author</text:span></text:p>
      <text:p text:style-name="P1"><text:span text:style-name="T1">SELECT title, name FROM books b INNER JOIN authors a ON b.author_id = a.id ORDER BY birth_year DESC</text:span></text:p>
      <text:p text:style-name="P2"/>
      <text:p text:style-name="P1"><text:span text:style-name="T1"><text:tab/>- Retrieve the number of books by author (with the name of the author)</text:span></text:p>
      <text:p text:style-name="P1"><text:span text:style-name="T1">SELECT name, COUNT(*) FROM books b INNER JOIN authors a ON b.author_id = a.id GROUP BY a.id</text:span></text:p>
      <text:p text:style-name="P2"/>
      <text:p text:style-name="P1"><text:span text:style-name="T1">Part 6:</text:span></text:p>
      <text:p text:style-name="P1"><text:span text:style-name="T1"><text:tab/>- Get the sum of price for all the books from the author 'JK Rowling'</text:span></text:p>
      <text:p text:style-name="P1"><text:span text:style-name="T1">SELECT SUM(price) FROM books b INNER JOIN authors a ON b.author_id = a.id WHERE a.name LIKE </text:span><text:soft-page-break/><text:span text:style-name="T1">'%J.K. Rowling%'</text:span></text:p>
      <text:p text:style-name="P2"/>
      <text:p text:style-name="P1"><text:span text:style-name="T1"><text:tab/>- Get the sum of price for all books by author</text:span></text:p>
      <text:p text:style-name="P1"><text:span text:style-name="T1">SELECT name, SUM(price) FROM books b INNER JOIN authors a ON b.author_id = a.id GROUP BY a.id</text:span></text:p>
      <text:p text:style-name="P2"/>
      <text:p text:style-name="P1"><text:span text:style-name="T1"><text:tab/>- Get average price of all books by author</text:span></text:p>
      <text:p text:style-name="P1"><text:span text:style-name="T1">SELECT name, AVG(price) FROM books b INNER JOIN authors a ON b.author_id = a.id GROUP BY a.id</text:span></text:p>
      <text:p text:style-name="P2"/>
      <text:p text:style-name="P1"><text:span text:style-name="T1"><text:tab/>- Get the sum of the price of all books by gender</text:span></text:p>
      <text:p text:style-name="P1"><text:span text:style-name="T1">SELECT gender, SUM(price) FROM books b INNER JOIN authors a ON b.author_id = a.id GROUP BY gender</text:span></text:p>
      <text:p text:style-name="P2"/>
      <text:p text:style-name="P1"><text:span text:style-name="T1">Part 7:</text:span></text:p>
      <text:p text:style-name="P1"><text:span text:style-name="T1"><text:tab/>- Retrieve gender that has more than 3 books</text:span></text:p>
      <text:p text:style-name="P1"><text:span text:style-name="T1">SELECT gender, COUNT(*) as Total FROM books b INNER JOIN authors a ON b.author_id = a.id GROUP BY gender HAVING Total &gt; 3</text:span></text:p>
      <text:p text:style-name="P1"><text:span text:style-name="T1">Part 8:</text:span></text:p>
      <text:p text:style-name="P1"><text:span text:style-name="T1"><text:tab/>- All JK Rowling's books have made 20 more price. </text:span><text:soft-page-break/><text:span text:style-name="T1">Update these books.</text:span></text:p>
      <text:p text:style-name="P1"><text:span text:style-name="T1">UPDATE books b INNER JOIN authors a ON b.author_id = a.id SET price = price + 20 WHERE a.name LIKE '%J.K. Rowling%'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4">Exercise 2:</text:span><text:span text:style-name="T3"> </text:span><text:span text:style-name="T1"><text:line-break/><text:line-break/></text:span><text:span text:style-name="T4">The 'SPOTIFY' database contains the following tables:</text:span><text:span text:style-name="T3"> </text:span><text:span text:style-name="T1"><text:line-break/></text:span><text:span text:style-name="T3">● </text:span><text:span text:style-name="T4">USERS (</text:span><text:span text:style-name="T3">​</text:span><text:span text:style-name="T4">ref_user</text:span><text:span text:style-name="T3">​</text:span><text:span text:style-name="T4">, username, address, mail, phone)</text:span><text:span text:style-name="T3"> </text:span><text:span text:style-name="T1"><text:line-break/></text:span><text:span text:style-name="T3">● </text:span><text:span text:style-name="T4">PLAYLISTS (</text:span><text:span text:style-name="T3">​</text:span><text:span text:style-name="T4">id_playlist</text:span><text:span text:style-name="T3">​</text:span><text:span text:style-name="T4">, name, creation_date, #ref_user)</text:span><text:span text:style-name="T3"> </text:span><text:span text:style-name="T1"><text:line-break/></text:span><text:span text:style-name="T3">● </text:span><text:span text:style-name="T4">ARTISTS (</text:span><text:span text:style-name="T3">​</text:span><text:span text:style-name="T4">id_artist</text:span><text:span text:style-name="T3">​</text:span><text:span text:style-name="T4">, name, gender, age)</text:span><text:span text:style-name="T3"> </text:span><text:span text:style-name="T1"><text:line-break/></text:span><text:span text:style-name="T3">● </text:span><text:span text:style-name="T4">SONGS (</text:span><text:span text:style-name="T3">​</text:span><text:span text:style-name="T4">id_song</text:span><text:span text:style-name="T3">​</text:span><text:span text:style-name="T4">, name, release_date, #id_artist)</text:span><text:span text:style-name="T3"> </text:span><text:span text:style-name="T1"><text:line-break/></text:span><text:span text:style-name="T3">● </text:span><text:span text:style-name="T4">PLAYLIST_CONTENT (</text:span><text:span text:style-name="T3">​</text:span><text:span text:style-name="T4">#id_playlist, #id_song</text:span><text:span text:style-name="T3">​</text:span><text:span text:style-name="T4">)</text:span><text:span text:style-name="T3"> </text:span><text:span text:style-name="T1"><text:line-break/><text:line-break/></text:span><text:span text:style-name="T4">The primary keys are underlined and the foreign keys are preceded by an asterisk (#).</text:span><text:span text:style-name="T3"> </text:span><text:span text:style-name="T1"><text:line-break/><text:line-break/></text:span><text:span text:style-name="T4">Knowing that:</text:span><text:span text:style-name="T3"> </text:span><text:span text:style-name="T1"><text:line-break/></text:span><text:span text:style-name="T4">-</text:span><text:span text:style-name="T3"> </text:span><text:span text:style-name="T4">A user can search for music or artist</text:span><text:span text:style-name="T3"> </text:span><text:span text:style-name="T1"><text:line-break/></text:span><text:span text:style-name="T4">-</text:span><text:span text:style-name="T3"> </text:span><text:span text:style-name="T4">A user can create one or more playlist (s) at any time.</text:span><text:span text:style-name="T3"> </text:span><text:span text:style-name="T1"><text:line-break/></text:span><text:span text:style-name="T4">-</text:span><text:span text:style-name="T3"> </text:span><text:span text:style-name="T4">A playlist can consist of one or more songs.</text:span><text:span text:style-name="T3"> </text:span><text:span text:style-name="T1"><text:line-break/></text:span><text:span text:style-name="T4">-</text:span><text:span text:style-name="T3"> </text:span><text:span text:style-name="T4">A piece is written by a single artist.</text:span><text:span text:style-name="T3"> </text:span><text:span text:style-name="T1"><text:line-break/></text:span><text:span text:style-name="T4">-</text:span><text:span text:style-name="T3"> </text:span><text:span text:style-name="T4">A song can appear in several playlists</text:span><text:span text:style-name="T3"> </text:span><text:span text:style-name="T1"><text:line-break/><text:line-break/></text:span><text:span text:style-name="T4">Write the SQL queries corresponding to the following questions</text:span><text:span text:style-name="T1"> </text:span></text:p>
      <text:p text:style-name="P1"><text:soft-page-break/><text:span text:style-name="T4">(a)</text:span><text:span text:style-name="T3"> </text:span><text:span text:style-name="T4">Retrieve artists under 50 years old.</text:span><text:span text:style-name="T3"> </text:span></text:p>
      <text:p text:style-name="P1"><text:span text:style-name="T3">SELECT * FROM artists where year(now()) - birth_year &lt; 50;</text:span></text:p>
      <text:p text:style-name="P1"><text:span text:style-name="T5">birth_year ===YEAR!!!</text:span></text:p>
      <text:p text:style-name="P1"><text:span text:style-name="T1"><text:line-break/></text:span><text:span text:style-name="T4">(b)</text:span><text:span text:style-name="T3"> </text:span><text:span text:style-name="T4">Collect gender ('gender') artists.</text:span><text:span text:style-name="T3"> </text:span></text:p>
      <text:p text:style-name="P1"><text:span text:style-name="T3">SELECT name, gender FROM artists ;</text:span></text:p>
      <text:p text:style-name="P1"><text:span text:style-name="T1"><text:line-break/></text:span><text:span text:style-name="T4">(c)</text:span><text:span text:style-name="T3"> </text:span><text:span text:style-name="T4">Recover songs that begin with the letter 's'.</text:span><text:span text:style-name="T3"> <text:s/>SELECT title FROM songs where title like 's%';</text:span></text:p>
      <text:p text:style-name="P1"><text:span text:style-name="T1"><text:line-break/></text:span><text:span text:style-name="T4">(d)</text:span><text:span text:style-name="T3"> </text:span><text:span text:style-name="T4">Recover songs that end with the letter 's'.</text:span><text:span text:style-name="T3"> <text:s/>SELECT title FROM songs where title like </text:span><text:span text:style-name="T5">'%s';</text:span></text:p>
      <text:p text:style-name="P1"><text:span text:style-name="T1"><text:line-break/></text:span><text:span text:style-name="T4">(e)</text:span><text:span text:style-name="T3"> </text:span><text:span text:style-name="T4">Recover songs that do not contain the letter 's'. SELECT title FROM songs where title not like '%s%';</text:span><text:span text:style-name="T3"> </text:span><text:span text:style-name="T1"><text:line-break/></text:span></text:p>
      <text:p text:style-name="P1"><text:span text:style-name="T4">(f)</text:span><text:span text:style-name="T3"> </text:span><text:span text:style-name="T4">Get the number of playlists, all users combined.</text:span><text:span text:style-name="T3"> </text:span><text:span text:style-name="T1"><text:line-break/></text:span><text:span text:style-name="T4">(g)</text:span><text:span text:style-name="T3"> </text:span><text:span text:style-name="T4">Recover only the artists who appear on at least one playlist.</text:span><text:span text:style-name="T3"> </text:span><text:span text:style-name="T1"><text:line-break/></text:span><text:span text:style-name="T4">(h)</text:span><text:span text:style-name="T3"> </text:span><text:span text:style-name="T4">For each song, count how many times it appears in a playlist.</text:span><text:span text:style-name="T3"> </text:span><text:span text:style-name="T1"><text:line-break/></text:span><text:span text:style-name="T4">(i)</text:span><text:span text:style-name="T3"> </text:span><text:span text:style-name="T4">For each user, get his nickname and the number of </text:span><text:soft-page-break/><text:span text:style-name="T4">playlists he has created.</text:span><text:span text:style-name="T3"> </text:span><text:span text:style-name="T1"><text:line-break/></text:span><text:span text:style-name="T4">(j)</text:span><text:span text:style-name="T3"> </text:span><text:span text:style-name="T4">Recover users who do not have a playlist.</text:span><text:span text:style-name="T3"> </text:span><text:span text:style-name="T1"><text:line-break/></text:span><text:span text:style-name="T4">(k)</text:span><text:span text:style-name="T3"> </text:span><text:span text:style-name="T4">Recover all users who have at least one music from 'Madonna' on one of their</text:span><text:span text:style-name="T3"> </text:span><text:span text:style-name="T1"><text:line-break/></text:span><text:span text:style-name="T4">playlist.</text:span><text:span text:style-name="T3"> </text:span><text:span text:style-name="T1"><text:line-break/></text:span><text:span text:style-name="T4">(l)</text:span><text:span text:style-name="T3"> </text:span><text:span text:style-name="T4">Count the number of users who have at least one 'Madonna' music on one of</text:span><text:span text:style-name="T3"> </text:span><text:span text:style-name="T1"><text:line-break/></text:span><text:span text:style-name="T4">their playlist.</text:span><text:span text:style-name="T3"> </text:span><text:span text:style-name="T1"><text:line-break/></text:span><text:span text:style-name="T4">(m)Insert a new playlist with the name "rap playlist" for the user with the ID 5.</text:span><text:span text:style-name="T3"> </text:span><text:span text:style-name="T1"><text:line-break/></text:span><text:span text:style-name="T4">(n)</text:span><text:span text:style-name="T3"> </text:span><text:span text:style-name="T4">Update the address of the user "jimmy_punchline" with "5 rue du manoir</text:span><text:span text:style-name="T3"> </text:span><text:span text:style-name="T1"><text:line-break/></text:span><text:span text:style-name="T4">14000 </text:span><text:span text:style-name="T3">​</text:span><text:span text:style-name="T4">CAEN"</text:span><text:span text:style-name="T3"> </text:span><text:span text:style-name="T1"><text:line-break/></text:span><text:span text:style-name="T4">(o)</text:span><text:span text:style-name="T3"> </text:span><text:span text:style-name="T4">Delete the user "orselan57" regardless of referential integrity (between keys).</text:span><text:span text:style-name="T1"> 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5" meta:paragraph-count="126" meta:word-count="1572" meta:character-count="8712"/>
    <dc:date>2023-04-10T22:54:32.59</dc:date>
    <dc:creator>weasd asd</dc:creator>
    <meta:generator>OpenOffice/4.1.11$Win32 OpenOffice.org_project/4111m1$Build-9808</meta:generator>
  </office:meta>
</office:document-meta>
</file>